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1.4484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9.0362in"/>
    </style:style>
    <style:style style:name="co12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10.753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8.1807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8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Ocurrencia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l arco, el cubo y el rectangulo</text:p>
          </table:table-cell>
          <table:table-cell office:value-type="float" office:value="12" calcext:value-type="float">
            <text:p>12</text:p>
          </table:table-cell>
          <table:table-cell table:formula="of:=([Ocurrencias.B2]/SUM(([Ocurrencias.B2:.B14])))*100" office:value-type="float" office:value="70.5882352941177" calcext:value-type="float">
            <text:p>70.5882352941</text:p>
          </table:table-cell>
          <table:table-cell office:value-type="string" calcext:value-type="string">
            <text:p>Si (Compuesta)</text:p>
          </table:table-cell>
        </table:table-row>
        <table:table-row table:style-name="ro2">
          <table:table-cell office:value-type="string" calcext:value-type="string">
            <text:p>Los rectangulos y cuadrados verdes y el arco verde</text:p>
          </table:table-cell>
          <table:table-cell office:value-type="float" office:value="4" calcext:value-type="float">
            <text:p>4</text:p>
          </table:table-cell>
          <table:table-cell table:formula="of:=([Ocurrencias.B3]/SUM(([Ocurrencias.B2:.B14]))*100)" office:value-type="float" office:value="23.5294117647059" calcext:value-type="float">
            <text:p>23.529411764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 arco verde, el cubo y el rectangulo</text:p>
          </table:table-cell>
          <table:table-cell office:value-type="float" office:value="1" calcext:value-type="float">
            <text:p>1</text:p>
          </table:table-cell>
          <table:table-cell table:formula="of:=([Ocurrencias.B4]/SUM(([Ocurrencias.B2:.B14])))*100" office:value-type="float" office:value="5.88235294117647" calcext:value-type="float">
            <text:p>5.8823529412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17" calcext:value-type="float">
            <text:p>17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cube.(T) &amp;&amp; Ex-arch.(T) &amp;&amp; Ex-rectangle.(T)</text:p>
          </table:table-cell>
          <table:table-cell office:value-type="float" office:value="1000" calcext:value-type="float">
            <text:p>1000</text:p>
          </table:table-cell>
          <table:table-cell table:formula="of:=([Ocurrencias.B18]/SUM([Ocurrencias.B18:.B49]))*10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19]/SUM([Ocurrencias.B18:.B49]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0]/SUM([Ocurrencias.B18:.B49]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1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2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3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4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5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6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7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8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29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0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1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2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3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4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5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6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7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8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39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0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1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2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5" table:formula="of:=([Ocurrencias.B43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4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5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6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7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8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Ocurrencias.B49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6" table:formula="of:=SUM([Ocurrencias.C18:.C49])" office:value-type="float" office:value="100" calcext:value-type="float">
            <text:p>100</text:p>
          </table:table-cell>
          <table:table-cell/>
        </table:table-row>
      </table:table>
      <table:table table:name="Comparacion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</table:table-row>
        <table:table-row table:style-name="ro4">
          <table:table-cell office:value-type="string" calcext:value-type="string">
            <text:p>El arco, el cubo y el rectangulo</text:p>
          </table:table-cell>
          <table:table-cell table:style-name="ce7"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table:formula="of:=MIN([.B2:.C2])"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 rectangulos y cuadrados verdes y el arco verde</text:p>
          </table:table-cell>
          <table:table-cell table:style-name="ce7" office:value-type="float" office:value="23.58" calcext:value-type="float">
            <text:p>23.58</text:p>
          </table:table-cell>
          <table:table-cell office:value-type="float" office:value="0" calcext:value-type="float">
            <text:p>0</text:p>
          </table:table-cell>
          <table:table-cell table:formula="of:=MIN([.B3:.C3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El arco verde, el cubo y el rectangulo</text:p>
          </table:table-cell>
          <table:table-cell table:style-name="ce7"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 arco verde, el cubo verde y el rectabgulo verde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 table:number-rows-repeated="3">
          <table:table-cell table:style-name="ce2"/>
          <table:table-cell table:number-columns-repeated="4"/>
        </table:table-row>
        <table:table-row table:style-name="ro4">
          <table:table-cell table:style-name="ce2"/>
          <table:table-cell table:number-columns-repeated="4"/>
        </table:table-row>
      </table:table>
      <table:table table:name="Sheet1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table table:name="excel" table:style-name="ta1"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1.A1:Sheet1.B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21:06.343711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1:25:31.959828434</dc:date>
    <meta:editing-duration>PT3H19M12S</meta:editing-duration>
    <meta:editing-cycles>17</meta:editing-cycles>
    <meta:generator>LibreOffice/4.2.8.2$Linux_X86_64 LibreOffice_project/420m0$Build-2</meta:generator>
    <meta:document-statistic meta:table-count="4" meta:cell-count="131" meta:object-count="0"/>
  </office:meta>
</office:document-meta>
</file>